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style:font-name="Liberation Sans" fo:font-size="18.2000007629395pt" fo:font-weight="bold" officeooo:rsid="003b44a6" officeooo:paragraph-rsid="003b44a6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P5" style:family="paragraph" style:parent-style-name="Text_20_body">
      <style:text-properties officeooo:rsid="003c1bbd" officeooo:paragraph-rsid="003c1bbd"/>
    </style:style>
    <style:style style:name="P6" style:family="paragraph" style:parent-style-name="Text_20_body" style:list-style-name="L1">
      <style:text-properties officeooo:rsid="003c1bbd" officeooo:paragraph-rsid="003c1bbd"/>
    </style:style>
    <style:style style:name="P7" style:family="paragraph" style:parent-style-name="Text_20_body" style:list-style-name="L1">
      <style:text-properties officeooo:paragraph-rsid="003c1bbd"/>
    </style:style>
    <style:style style:name="P8" style:family="paragraph" style:parent-style-name="Text_20_body" style:list-style-name="L1">
      <style:text-properties style:text-position="0% 100%" officeooo:rsid="003c1bbd" officeooo:paragraph-rsid="003c1bbd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44a6"/>
    </style:style>
    <style:style style:name="T4" style:family="text">
      <style:text-properties officeooo:rsid="003c1bb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3c1bbd"/>
    </style:style>
    <style:style style:name="T7" style:family="text">
      <style:text-properties style:text-position="sub 58%" officeooo:rsid="003c1bbd"/>
    </style:style>
    <style:style style:name="T8" style:family="text">
      <style:text-properties style:text-position="0% 100%" officeooo:rsid="003c1b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ИСР 3, Задание 1, задача 2</text:h>
      <text:p text:style-name="P5">a = 10, b = 20, c = 50</text:p>
      <text:list xml:id="list3213622682" text:style-name="L1">
        <text:list-item>
          <text:p text:style-name="P6">a + b</text:p>
        </text:list-item>
        <text:list-item>
          <text:p text:style-name="P6">a + c</text:p>
        </text:list-item>
        <text:list-item>
          <text:p text:style-name="P6">c * b</text:p>
        </text:list-item>
        <text:list-item>
          <text:p text:style-name="P6">c * a / b</text:p>
        </text:list-item>
        <text:list-item>
          <text:p text:style-name="P6">% + (sin(c) <text:s/>+ cos(a))</text:p>
        </text:list-item>
        <text:list-item>
          <text:p text:style-name="P6">% * b!</text:p>
        </text:list-item>
        <text:list-item>
          <text:p text:style-name="P6">%4 + (a + b)!!</text:p>
        </text:list-item>
        <text:list-item>
          <text:p text:style-name="P7"><text:span text:style-name="T4">c + a</text:span><text:span text:style-name="T6">b</text:span><text:span text:style-name="T7"> </text:span><text:span text:style-name="T8">/ a!!</text:span></text:p>
        </text:list-item>
        <text:list-item>
          <text:p text:style-name="P7"><text:span text:style-name="T8">%</text:span><text:span text:style-name="T6">-10</text:span></text:p>
        </text:list-item>
        <text:list-item>
          <text:p text:style-name="P8">%5 + %6 + %7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44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вМ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01T18:56:47.822436680</dc:date>
    <meta:editing-duration>PT3H26M38S</meta:editing-duration>
    <meta:editing-cycles>24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16" meta:word-count="76" meta:character-count="239" meta:non-whitespace-character-count="188"/>
  </office:meta>
</office:document-meta>
</file>